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"/>
    <style:style style:name="ce2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\ Train</text:p>
          </table:table-cell>
          <table:table-cell office:value-type="string" calcext:value-type="string">
            <text:p>0322(w/o Vive)</text:p>
          </table:table-cell>
          <table:table-cell table:style-name="Default" office:value-type="string" calcext:value-type="string">
            <text:p>0412(with Vive)</text:p>
          </table:table-cell>
          <table:table-cell office:value-type="string" calcext:value-type="string">
            <text:p>0420(w/o Vive)</text:p>
          </table:table-cell>
          <table:table-cell office:value-type="string" calcext:value-type="string">
            <text:p>0424(with Vive)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 office:value-type="percentage" office:value="0.9898" calcext:value-type="percentage">
            <text:p>98.98%</text:p>
          </table:table-cell>
          <table:table-cell office:value-type="percentage" office:value="0.6858" calcext:value-type="percentage">
            <text:p>68.58%</text:p>
          </table:table-cell>
          <table:table-cell table:style-name="ce1" office:value-type="percentage" office:value="0.8373" calcext:value-type="percentage">
            <text:p>83.73%</text:p>
          </table:table-cell>
          <table:table-cell table:style-name="ce1" office:value-type="percentage" office:value="0.8141" calcext:value-type="percentage">
            <text:p>81.41%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 office:value-type="percentage" office:value="0.5454" calcext:value-type="percentage">
            <text:p>54.54%</text:p>
          </table:table-cell>
          <table:table-cell office:value-type="percentage" office:value="0.7373" calcext:value-type="percentage">
            <text:p>73.73%</text:p>
          </table:table-cell>
          <table:table-cell table:style-name="ce1" office:value-type="percentage" office:value="0.5373" calcext:value-type="percentage">
            <text:p>53.73%</text:p>
          </table:table-cell>
          <table:table-cell table:style-name="ce1" office:value-type="percentage" office:value="0.6848" calcext:value-type="percentage">
            <text:p>68.48%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percentage" office:value="0.5898" calcext:value-type="percentage">
            <text:p>58.98%</text:p>
          </table:table-cell>
          <table:table-cell office:value-type="percentage" office:value="0.5595" calcext:value-type="percentage">
            <text:p>55.95%</text:p>
          </table:table-cell>
          <table:table-cell table:style-name="ce1" office:value-type="percentage" office:value="0.9797" calcext:value-type="percentage">
            <text:p>97.97%</text:p>
          </table:table-cell>
          <table:table-cell table:style-name="ce1" office:value-type="percentage" office:value="0.8404" calcext:value-type="percentage">
            <text:p>84.04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 office:value-type="percentage" office:value="0.6191" calcext:value-type="percentage">
            <text:p>61.91%</text:p>
          </table:table-cell>
          <table:table-cell office:value-type="percentage" office:value="0.4545" calcext:value-type="percentage">
            <text:p>45.45%</text:p>
          </table:table-cell>
          <table:table-cell table:style-name="ce1" office:value-type="percentage" office:value="0.5616" calcext:value-type="percentage">
            <text:p>56.16%</text:p>
          </table:table-cell>
          <table:table-cell table:style-name="ce1" office:value-type="percentage" office:value="0.9898" calcext:value-type="percentage">
            <text:p>98.98%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0322 : 1-1</text:p>
          </table:table-cell>
          <table:table-cell table:style-name="ce2" office:value-type="string" calcext:value-type="string">
            <text:p>0412:10-1</text:p>
          </table:table-cell>
          <table:table-cell office:value-type="string" calcext:value-type="string">
            <text:p>0420:11-1</text:p>
          </table:table-cell>
          <table:table-cell office:value-type="string" calcext:value-type="string">
            <text:p>0424:11-2</text:p>
          </table:table-cell>
        </table:table-row>
        <table:table-row table:style-name="ro1">
          <table:table-cell office:value-type="string" calcext:value-type="string">
            <text:p>With Vive?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11:51:10.997163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3:01:14.472576926</meta:creation-date>
    <meta:generator>LibreOffice/5.1.6.2$Linux_X86_64 LibreOffice_project/10m0$Build-2</meta:generator>
    <dc:date>2019-05-24T11:51:41.163275645</dc:date>
    <meta:editing-duration>PT5H12M2S</meta:editing-duration>
    <meta:editing-cycles>8</meta:editing-cycles>
    <meta:document-statistic meta:table-count="1" meta:cell-count="34" meta:object-count="0"/>
  </office:meta>
</office:document-meta>
</file>